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78.7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3"/>
        <table:table-column table:style-name="co1" table:number-columns-repeated="34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 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 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 </text:p>
          </table:table-cell>
          <table:table-cell table:style-name="ce1" office:value-type="string" calcext:value-type="string">
            <text:p>Female_data </text:p>
          </table:table-cell>
          <table:table-cell table:style-name="ce1" office:value-type="string" calcext:value-type="string">
            <text:p>Culture_plate </text:p>
          </table:table-cell>
          <table:table-cell table:style-name="ce1" office:value-type="string" calcext:value-type="string">
            <text:p>Sex_not_considered_data 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ce3" office:value-type="string" calcext:value-type="string">
            <text:p>Experimental Evolution of a Facultative Thermophile from a Mesophilic Ancestor</text:p>
          </table:table-cell>
          <table:table-cell table:style-name="ce3" office:value-type="string" calcext:value-type="string">
            <text:p>(Blaby et al., 2012)</text:p>
          </table:table-cell>
          <table:table-cell table:number-columns-repeated="4"/>
          <table:table-cell table:style-name="Default" table:number-columns-repeated="2"/>
          <table:table-cell table:number-columns-repeated="34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34"/>
        </table:table-row>
        <table:table-row table:style-name="ro3">
          <table:table-cell table:number-columns-repeated="3"/>
          <table:table-cell office:value-type="string" calcext:value-type="string">
            <text:p>Mean generation time (min^-1)</text:p>
          </table:table-cell>
          <table:table-cell table:number-columns-repeated="3"/>
          <table:table-cell office:value-type="float" office:value="42.9082774049217" calcext:value-type="float">
            <text:p>42.9082774049217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0.75924544977488" calcext:value-type="float">
            <text:p>0.7592454497748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2.2746982627668" calcext:value-type="float">
            <text:p>32.2746982627668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0.690474217692696" calcext:value-type="float">
            <text:p>0.69047421769269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5.2092136879609" calcext:value-type="float">
            <text:p>35.2092136879609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1.03571132653909" calcext:value-type="float">
            <text:p>1.0357113265390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0.7330074295026" calcext:value-type="float">
            <text:p>40.7330074295026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0.863092772115891" calcext:value-type="float">
            <text:p>0.86309277211589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52.4710691302787" calcext:value-type="float">
            <text:p>52.4710691302787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4.66070096942579" calcext:value-type="float">
            <text:p>4.6607009694257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22.727272727273" calcext:value-type="float">
            <text:p>422.727272727273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9.91735537190084" calcext:value-type="float">
            <text:p>9.9173553719008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569.00826446281" calcext:value-type="float">
            <text:p>569.00826446281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7.4380165289258" calcext:value-type="float">
            <text:p>7.438016528925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Mean generation time (min^-1)</text:p>
          </table:table-cell>
          <table:table-cell table:number-columns-repeated="3"/>
          <table:table-cell office:value-type="float" office:value="56.2686773275886" calcext:value-type="float">
            <text:p>56.2686773275886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0.690474217692724" calcext:value-type="float">
            <text:p>0.690474217692724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50.0544093683542" calcext:value-type="float">
            <text:p>50.0544093683542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1.38094843538542" calcext:value-type="float">
            <text:p>1.38094843538542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7.982986715276" calcext:value-type="float">
            <text:p>47.982986715276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0.517855663269529" calcext:value-type="float">
            <text:p>0.517855663269529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3.1496671914271" calcext:value-type="float">
            <text:p>43.1496671914271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3.62498964288673" calcext:value-type="float">
            <text:p>3.62498964288673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0.3014610434446" calcext:value-type="float">
            <text:p>40.3014610434446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0.949402049327489" calcext:value-type="float">
            <text:p>0.949402049327489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70.5960173447123" calcext:value-type="float">
            <text:p>70.5960173447123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9.83925760212114" calcext:value-type="float">
            <text:p>9.83925760212114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01.063192200403" calcext:value-type="float">
            <text:p>101.063192200403</text:p>
          </table:table-cell>
          <table:table-cell table:style-name="Default"/>
          <table:table-cell table:style-name="ce3"/>
          <table:table-cell table:number-columns-repeated="6"/>
          <table:table-cell office:value-type="float" office:value="9.92556687933273" calcext:value-type="float">
            <text:p>9.92556687933273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 table:number-rows-repeated="5">
          <table:table-cell table:number-columns-repeated="7"/>
          <table:table-cell table:style-name="Default" table:number-columns-repeated="2"/>
          <table:table-cell table:number-columns-repeated="34"/>
        </table:table-row>
        <table:table-row table:style-name="ro3">
          <table:table-cell table:number-columns-repeated="3"/>
          <table:table-cell office:value-type="string" calcext:value-type="string">
            <text:p>Optical density OD 600</text:p>
          </table:table-cell>
          <table:table-cell table:number-columns-repeated="3"/>
          <table:table-cell office:value-type="float" office:value="1.84466019417476" calcext:value-type="float">
            <text:p>1.84466019417476</text:p>
          </table:table-cell>
          <table:table-cell table:number-columns-repeated="8"/>
          <table:table-cell office:value-type="float" office:value="0.0218446601941751" calcext:value-type="float">
            <text:p>0.02184466019417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59708737864078" calcext:value-type="float">
            <text:p>1.59708737864078</text:p>
          </table:table-cell>
          <table:table-cell table:number-columns-repeated="8"/>
          <table:table-cell office:value-type="float" office:value="0.0533980582524272" calcext:value-type="float">
            <text:p>0.05339805825242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85436893203884" calcext:value-type="float">
            <text:p>1.85436893203884</text:p>
          </table:table-cell>
          <table:table-cell table:number-columns-repeated="8"/>
          <table:table-cell office:value-type="float" office:value="0.0825242718446604" calcext:value-type="float">
            <text:p>0.082524271844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11165048543689" calcext:value-type="float">
            <text:p>1.11165048543689</text:p>
          </table:table-cell>
          <table:table-cell table:number-columns-repeated="8"/>
          <table:table-cell office:value-type="float" office:value="0.143203883495146" calcext:value-type="float">
            <text:p>0.1432038834951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788834951456311" calcext:value-type="float">
            <text:p>0.788834951456311</text:p>
          </table:table-cell>
          <table:table-cell table:number-columns-repeated="8"/>
          <table:table-cell office:value-type="float" office:value="0.138349514563107" calcext:value-type="float">
            <text:p>0.13834951456310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679611650485434" calcext:value-type="float">
            <text:p>0.067961165048543</text:p>
          </table:table-cell>
          <table:table-cell table:number-columns-repeated="8"/>
          <table:table-cell office:value-type="float" office:value="0.106796116504854" calcext:value-type="float">
            <text:p>0.10679611650485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752427184466016" calcext:value-type="float">
            <text:p>0.075242718446602</text:p>
          </table:table-cell>
          <table:table-cell table:number-columns-repeated="8"/>
          <table:table-cell office:value-type="float" office:value="0.00728155339805817" calcext:value-type="float">
            <text:p>0.00728155339805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MG1655</text:p>
          </table:table-cell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Optical density OD 600</text:p>
          </table:table-cell>
          <table:table-cell table:number-columns-repeated="3"/>
          <table:table-cell office:value-type="float" office:value="1.08252427184466" calcext:value-type="float">
            <text:p>1.08252427184466</text:p>
          </table:table-cell>
          <table:table-cell table:number-columns-repeated="8"/>
          <table:table-cell office:value-type="float" office:value="0.0582524271844667" calcext:value-type="float">
            <text:p>0.058252427184467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907766990291262" calcext:value-type="float">
            <text:p>0.907766990291262</text:p>
          </table:table-cell>
          <table:table-cell table:number-columns-repeated="8"/>
          <table:table-cell office:value-type="float" office:value="0.116504854368932" calcext:value-type="float">
            <text:p>0.116504854368932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4368932038835" calcext:value-type="float">
            <text:p>1.04368932038835</text:p>
          </table:table-cell>
          <table:table-cell table:number-columns-repeated="8"/>
          <table:table-cell office:value-type="float" office:value="0.0485436893203881" calcext:value-type="float">
            <text:p>0.048543689320388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05339805825243" calcext:value-type="float">
            <text:p>1.05339805825243</text:p>
          </table:table-cell>
          <table:table-cell table:number-columns-repeated="8"/>
          <table:table-cell office:value-type="float" office:value="0.0533980582524272" calcext:value-type="float">
            <text:p>0.053398058252427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44902912621359" calcext:value-type="float">
            <text:p>1.44902912621359</text:p>
          </table:table-cell>
          <table:table-cell table:number-columns-repeated="8"/>
          <table:table-cell office:value-type="float" office:value="0.0169902912621362" calcext:value-type="float">
            <text:p>0.016990291262136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.42961165048544" calcext:value-type="float">
            <text:p>1.42961165048544</text:p>
          </table:table-cell>
          <table:table-cell table:number-columns-repeated="8"/>
          <table:table-cell office:value-type="float" office:value="0.0606796116504853" calcext:value-type="float">
            <text:p>0.060679611650485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825242718446598" calcext:value-type="float">
            <text:p>0.08252427184466</text:p>
          </table:table-cell>
          <table:table-cell table:number-columns-repeated="8"/>
          <table:table-cell office:value-type="float" office:value="0.00970873786407728" calcext:value-type="float">
            <text:p>0.009708737864077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 table:number-rows-repeated="3">
          <table:table-cell table:number-columns-repeated="7"/>
          <table:table-cell table:style-name="Default" table:number-columns-repeated="2"/>
          <table:table-cell table:number-columns-repeated="34"/>
        </table:table-row>
        <table:table-row table:style-name="ro3">
          <table:table-cell table:number-columns-repeated="3"/>
          <table:table-cell office:value-type="string" calcext:value-type="string">
            <text:p>Mean generation time (min^-1)</text:p>
          </table:table-cell>
          <table:table-cell table:number-columns-repeated="3"/>
          <table:table-cell office:value-type="float" office:value="47.0562705255707" calcext:value-type="float">
            <text:p>47.0562705255707</text:p>
          </table:table-cell>
          <table:table-cell office:value-type="float" office:value="50.9975282280993" calcext:value-type="float">
            <text:p>50.9975282280993</text:p>
          </table:table-cell>
          <table:table-cell table:number-columns-repeated="7"/>
          <table:table-cell office:value-type="float" office:value="3.94125770252862" calcext:value-type="float">
            <text:p>3.94125770252862</text:p>
          </table:table-cell>
          <table:table-cell table:number-columns-repeated="2"/>
          <table:table-cell office:value-type="float" office:value="49.7" calcext:value-type="float">
            <text:p>49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2.0805820848757" calcext:value-type="float">
            <text:p>42.0805820848757</text:p>
          </table:table-cell>
          <table:table-cell office:value-type="float" office:value="43.1017836213199" calcext:value-type="float">
            <text:p>43.1017836213199</text:p>
          </table:table-cell>
          <table:table-cell table:number-columns-repeated="7"/>
          <table:table-cell office:value-type="float" office:value="1.02120153644415" calcext:value-type="float">
            <text:p>1.02120153644415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0.5354345328582" calcext:value-type="float">
            <text:p>40.5354345328582</text:p>
          </table:table-cell>
          <table:table-cell office:value-type="float" office:value="41.3383542408874" calcext:value-type="float">
            <text:p>41.3383542408874</text:p>
          </table:table-cell>
          <table:table-cell table:number-columns-repeated="7"/>
          <table:table-cell office:value-type="float" office:value="0.802919708029208" calcext:value-type="float">
            <text:p>0.80291970802920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4.2459935246539" calcext:value-type="float">
            <text:p>44.2459935246539</text:p>
          </table:table-cell>
          <table:table-cell office:value-type="float" office:value="45.1212096596382" calcext:value-type="float">
            <text:p>45.1212096596382</text:p>
          </table:table-cell>
          <table:table-cell table:number-columns-repeated="7"/>
          <table:table-cell office:value-type="float" office:value="0.875216134984271" calcext:value-type="float">
            <text:p>0.875216134984271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4.2336926879649" calcext:value-type="float">
            <text:p>44.2336926879649</text:p>
          </table:table-cell>
          <table:table-cell office:value-type="float" office:value="45.0368444872524" calcext:value-type="float">
            <text:p>45.0368444872524</text:p>
          </table:table-cell>
          <table:table-cell table:number-columns-repeated="7"/>
          <table:table-cell office:value-type="float" office:value="0.803151799287491" calcext:value-type="float">
            <text:p>0.80315179928749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50.9369524096875" calcext:value-type="float">
            <text:p>50.9369524096875</text:p>
          </table:table-cell>
          <table:table-cell office:value-type="float" office:value="51.6668794169867" calcext:value-type="float">
            <text:p>51.6668794169867</text:p>
          </table:table-cell>
          <table:table-cell table:number-columns-repeated="7"/>
          <table:table-cell office:value-type="float" office:value="0.729927007299239" calcext:value-type="float">
            <text:p>0.729927007299239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70.4866953686189" calcext:value-type="float">
            <text:p>70.4866953686189</text:p>
          </table:table-cell>
          <table:table-cell office:value-type="float" office:value="80.413702667889" calcext:value-type="float">
            <text:p>80.413702667889</text:p>
          </table:table-cell>
          <table:table-cell table:number-columns-repeated="7"/>
          <table:table-cell office:value-type="float" office:value="9.92700729927006" calcext:value-type="float">
            <text:p>9.9270072992700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100.973274691609" calcext:value-type="float">
            <text:p>100.973274691609</text:p>
          </table:table-cell>
          <table:table-cell office:value-type="float" office:value="111.04603530108" calcext:value-type="float">
            <text:p>111.04603530108</text:p>
          </table:table-cell>
          <table:table-cell table:number-columns-repeated="7"/>
          <table:table-cell office:value-type="float" office:value="10.0727606094716" calcext:value-type="float">
            <text:p>10.072760609471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EVG1064 49.7 degree</text:p>
          </table:table-cell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Mean generation time (min^-1)</text:p>
          </table:table-cell>
          <table:table-cell table:number-columns-repeated="3"/>
          <table:table-cell office:value-type="float" office:value="32.5306070346861" calcext:value-type="float">
            <text:p>32.5306070346861</text:p>
          </table:table-cell>
          <table:table-cell office:value-type="float" office:value="33.1877734325137" calcext:value-type="float">
            <text:p>33.1877734325137</text:p>
          </table:table-cell>
          <table:table-cell table:number-columns-repeated="7"/>
          <table:table-cell office:value-type="float" office:value="0.657166397827609" calcext:value-type="float">
            <text:p>0.657166397827609</text:p>
          </table:table-cell>
          <table:table-cell table:number-columns-repeated="2"/>
          <table:table-cell office:value-type="float" office:value="49.6" calcext:value-type="float">
            <text:p>49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G1058 49.6 degree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6.1680572801225" calcext:value-type="float">
            <text:p>36.1680572801225</text:p>
          </table:table-cell>
          <table:table-cell office:value-type="float" office:value="36.5324405556265" calcext:value-type="float">
            <text:p>36.5324405556265</text:p>
          </table:table-cell>
          <table:table-cell table:number-columns-repeated="7"/>
          <table:table-cell office:value-type="float" office:value="0.36438327550394" calcext:value-type="float">
            <text:p>0.36438327550394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string" calcext:value-type="string">
            <text:p>EVG1058 49.6 degree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6.0828797883327" calcext:value-type="float">
            <text:p>36.0828797883327</text:p>
          </table:table-cell>
          <table:table-cell office:value-type="float" office:value="36.6663572116556" calcext:value-type="float">
            <text:p>36.6663572116556</text:p>
          </table:table-cell>
          <table:table-cell table:number-columns-repeated="7"/>
          <table:table-cell office:value-type="float" office:value="0.583477423322847" calcext:value-type="float">
            <text:p>0.58347742332284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EVG1058 49.6 degree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8.6253234771912" calcext:value-type="float">
            <text:p>38.6253234771912</text:p>
          </table:table-cell>
          <table:table-cell office:value-type="float" office:value="39.5756211342299" calcext:value-type="float">
            <text:p>39.5756211342299</text:p>
          </table:table-cell>
          <table:table-cell table:number-columns-repeated="7"/>
          <table:table-cell office:value-type="float" office:value="0.950297657038732" calcext:value-type="float">
            <text:p>0.950297657038732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string" calcext:value-type="string">
            <text:p>EVG1058 49.6 degree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1.0220138558481" calcext:value-type="float">
            <text:p>41.0220138558481</text:p>
          </table:table-cell>
          <table:table-cell office:value-type="float" office:value="41.8242372901024" calcext:value-type="float">
            <text:p>41.8242372901024</text:p>
          </table:table-cell>
          <table:table-cell table:number-columns-repeated="7"/>
          <table:table-cell office:value-type="float" office:value="0.802223434254358" calcext:value-type="float">
            <text:p>0.80222343425435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EVG1058 49.6 degree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9.3311129936291" calcext:value-type="float">
            <text:p>49.3311129936291</text:p>
          </table:table-cell>
          <table:table-cell office:value-type="float" office:value="46.5569261833753" calcext:value-type="float">
            <text:p>46.5569261833753</text:p>
          </table:table-cell>
          <table:table-cell table:number-columns-repeated="7"/>
          <table:table-cell office:value-type="float" office:value="2.77418681025375" calcext:value-type="float">
            <text:p>2.77418681025375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string" calcext:value-type="string">
            <text:p>EVG1058 49.6 degree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70.4866953686189" calcext:value-type="float">
            <text:p>70.4866953686189</text:p>
          </table:table-cell>
          <table:table-cell office:value-type="float" office:value="60.7056734708087" calcext:value-type="float">
            <text:p>60.7056734708087</text:p>
          </table:table-cell>
          <table:table-cell table:number-columns-repeated="7"/>
          <table:table-cell office:value-type="float" office:value="9.78102189781021" calcext:value-type="float">
            <text:p>9.7810218978102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EVG1058 49.6 degree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91.1922527937985" calcext:value-type="float">
            <text:p>91.1922527937985</text:p>
          </table:table-cell>
          <table:table-cell office:value-type="float" office:value="84.0389681222657" calcext:value-type="float">
            <text:p>84.0389681222657</text:p>
          </table:table-cell>
          <table:table-cell table:number-columns-repeated="7"/>
          <table:table-cell office:value-type="float" office:value="7.15328467153284" calcext:value-type="float">
            <text:p>7.1532846715328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EVG1058 49.6 degrees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3:01:35.727280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23:07.525323201</meta:creation-date>
    <dc:date>2021-05-18T13:02:33.885554557</dc:date>
    <meta:editing-duration>PT13H14M27S</meta:editing-duration>
    <meta:editing-cycles>5</meta:editing-cycles>
    <meta:generator>LibreOffice/6.0.7.3$Linux_X86_64 LibreOffice_project/00m0$Build-3</meta:generator>
    <meta:document-statistic meta:table-count="1" meta:cell-count="243" meta:object-count="0"/>
  </office:meta>
</office:document-meta>
</file>